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monospace" svg:font-family="monospace" style:font-family-generic="system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OC1" style:master-page-name="MP0" style:family="paragraph">
      <style:paragraph-properties fo:break-before="page">
        <style:tab-stops>
          <style:tab-stop style:type="right" style:leader-style="dotted" style:leader-text="." style:position="6.918in"/>
        </style:tab-stops>
      </style:paragraph-properties>
    </style:style>
    <style:style style:name="P2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918in"/>
        </style:tab-stops>
      </style:paragraph-properties>
    </style:style>
    <style:style style:name="P3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4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P5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P6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P7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8" style:parent-style-name="DefaultParagraphFont" style:family="text">
      <style:text-properties fo:background-color="#FFFFFF"/>
    </style:style>
    <style:style style:name="T9" style:parent-style-name="DefaultParagraphFont" style:family="text">
      <style:text-properties style:font-name="monospace" fo:color="#000000" fo:background-color="#FFFFFF"/>
    </style:style>
    <style:style style:name="T10" style:parent-style-name="DefaultParagraphFont" style:family="text">
      <style:text-properties style:font-name="monospace"/>
    </style:style>
    <style:style style:name="T11" style:parent-style-name="DefaultParagraphFont" style:family="text">
      <style:text-properties style:font-name="monospace"/>
    </style:style>
    <style:style style:name="P12" style:parent-style-name="Textbody" style:family="paragraph">
      <style:text-properties style:font-name="monospace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<text:a xlink:href="#_Toc40818478" office:target-frame-name="_top" xlink:show="replace"><text:span text:style-name="Hyperlink">1</text:span><text:tab/>1</text:a></text:p>
          <text:p text:style-name="P2"><text:a xlink:href="#_Toc40818479" office:target-frame-name="_top" xlink:show="replace"><text:span text:style-name="Hyperlink">2</text:span><text:tab/><text:span text:style-name="Hyperlink">Array</text:span><text:tab/>1</text:a></text:p>
          <text:p text:style-name="P3"><text:a xlink:href="#_Toc40818480" office:target-frame-name="_top" xlink:show="replace"><text:span text:style-name="Hyperlink">2.1</text:span><text:tab/><text:span text:style-name="Hyperlink">Define an array</text:span><text:tab/>1</text:a></text:p>
          <text:p text:style-name="P4"><text:a xlink:href="#_Toc40818481" office:target-frame-name="_top" xlink:show="replace"><text:span text:style-name="Hyperlink">2.2</text:span><text:tab/><text:span text:style-name="Hyperlink">Output an array</text:span><text:tab/>1</text:a></text:p>
          <text:p text:style-name="P5"><text:a xlink:href="#_Toc40818482" office:target-frame-name="_top" xlink:show="replace"><text:span text:style-name="Hyperlink">2.2.1</text:span><text:tab/><text:span text:style-name="Hyperlink">A</text:span><text:tab/>1</text:a></text:p>
          <text:p text:style-name="P6"><text:a xlink:href="#_Toc40818483" office:target-frame-name="_top" xlink:show="replace"><text:span text:style-name="Hyperlink">3</text:span><text:tab/><text:span text:style-name="Hyperlink">Run programmes</text:span><text:tab/>1</text:a></text:p>
          <text:p text:style-name="P7"><text:a xlink:href="#_Toc40818484" office:target-frame-name="_top" xlink:show="replace"><text:span text:style-name="Hyperlink">3.1.1</text:span><text:tab/><text:span text:style-name="Hyperlink">A float sequence, Jan. 6, 2019</text:span><text:tab/>1</text:a></text:p>
        </text:index-body>
      </text:table-of-content>
      <text:h text:style-name="Heading1" text:outline-level="1"><text:bookmark-start text:name="_Toc40818478"/><text:bookmark-end text:name="_Toc40818478"/></text:h>
      <text:h text:style-name="Heading1" text:outline-level="1"><text:bookmark-start text:name="__RefHeading___Toc14218_2028135211"/><text:bookmark-start text:name="_Toc40818479"/>Array<text:bookmark-end text:name="__RefHeading___Toc14218_2028135211"/><text:bookmark-end text:name="_Toc40818479"/></text:h>
      <text:h text:style-name="Heading2" text:outline-level="2"><text:bookmark-start text:name="__RefHeading___Toc14220_2028135211"/><text:bookmark-start text:name="_Toc40818480"/>Define an array<text:bookmark-end text:name="__RefHeading___Toc14220_2028135211"/><text:bookmark-end text:name="_Toc40818480"/></text:h>
      <text:p text:style-name="Textbody"><text:span text:style-name="SourceText">r=(25 23 20 20 20 20)</text:span></text:p>
      <text:h text:style-name="Heading2" text:outline-level="2"><text:bookmark-start text:name="__RefHeading___Toc25253_1918475198"/><text:bookmark-start text:name="_Toc40818481"/>Output an array<text:bookmark-end text:name="__RefHeading___Toc25253_1918475198"/><text:bookmark-end text:name="_Toc40818481"/></text:h>
      <text:p text:style-name="Textbody"><text:span text:style-name="T8">echo ${c[@]}</text:span><text:line-break/></text:p>
      <text:h text:style-name="Heading3" text:outline-level="3"><text:bookmark-start text:name="__RefHeading___Toc14222_2028135211"/><text:bookmark-start text:name="_Toc40818482"/>A<text:bookmark-end text:name="__RefHeading___Toc14222_2028135211"/><text:bookmark-end text:name="_Toc40818482"/></text:h>
      <text:p text:style-name="Textbody"/>
      <text:h text:style-name="Heading1" text:outline-level="1"><text:bookmark-start text:name="__RefHeading___Toc13659_548043565"/><text:bookmark-start text:name="_Toc40818483"/>Run programmes<text:bookmark-end text:name="__RefHeading___Toc13659_548043565"/><text:bookmark-end text:name="_Toc40818483"/></text:h>
      <text:h text:style-name="Heading3" text:outline-level="3"><text:bookmark-start text:name="__RefHeading___Toc13661_548043565"/><text:bookmark-start text:name="_Toc40818484"/>A float sequence, Jan. 6, 2019<text:bookmark-end text:name="__RefHeading___Toc13661_548043565"/><text:bookmark-end text:name="_Toc40818484"/></text:h>
      <text:p text:style-name="Textbody"><text:span text:style-name="T9">make; for H in $(seq 9.0 0.05 10.0); do ./step-4 2 14 $H; done</text:span><text:span text:style-name="T10"><text:line-break/></text:span><text:a xlink:href="https://askubuntu.com/questions/137415/loop-in-bash-to-create-decimal-number" office:target-frame-name="_top" xlink:show="replace"><text:span text:style-name="T11">https://askubuntu.com/questions/137415/loop-in-bash-to-create-decimal-number</text:span></text:a></text:p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monospace" svg:font-family="monospace" style:font-family-generic="system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000000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e Liu</dc:creator>
    <meta:creation-date>2017-11-24T21:08:00Z</meta:creation-date>
    <dc:date>2020-05-19T20:07:00Z</dc:date>
    <meta:template xlink:href="Normal.dotm" xlink:type="simple"/>
    <meta:editing-cycles>57</meta:editing-cycles>
    <meta:editing-duration>PT134730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41" meta:character-count="948" meta:row-count="6" meta:non-whitespace-character-count="808"/>
  </office:meta>
</office:document-meta>
</file>